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5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5_20_prelim">
      <style:table-properties table:display="true" style:writing-mode="lr-tb"/>
    </style:style>
    <style:style style:name="ta2" style:family="table" style:master-page-name="PageStyle_5f_D16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5 preli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iode 5</text:p>
          </table:table-cell>
          <table:table-cell/>
          <table:table-cell office:value-type="string" calcext:value-type="string">
            <text:p>Freq:</text:p>
          </table:table-cell>
          <table:table-cell office:value-type="string" calcext:value-type="string">
            <text:p>10 k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-V)</text:p>
          </table:table-cell>
          <table:table-cell office:value-type="string" calcext:value-type="string">
            <text:p>C (pF)</text:p>
          </table:table-cell>
          <table:table-cell table:number-columns-repeated="2"/>
          <table:table-cell office:value-type="string" calcext:value-type="string">
            <text:p>C Av. (pF)</text:p>
          </table:table-cell>
          <table:table-cell office:value-type="string" calcext:value-type="string">
            <text:p>T (deg C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8031" calcext:value-type="float">
            <text:p>78.8031</text:p>
          </table:table-cell>
          <table:table-cell office:value-type="float" office:value="78.96" calcext:value-type="float">
            <text:p>78.96</text:p>
          </table:table-cell>
          <table:table-cell office:value-type="float" office:value="79.0672" calcext:value-type="float">
            <text:p>79.0672</text:p>
          </table:table-cell>
          <table:table-cell table:formula="of:=AVERAGE([.B4:.D4])" office:value-type="float" office:value="78.9434333333333" calcext:value-type="float">
            <text:p>78.9434333333333</text:p>
          </table:table-cell>
          <table:table-cell office:value-type="float" office:value="22.2" calcext:value-type="float">
            <text:p>22.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934" calcext:value-type="float">
            <text:p>13.6934</text:p>
          </table:table-cell>
          <table:table-cell office:value-type="float" office:value="13.7048" calcext:value-type="float">
            <text:p>13.7048</text:p>
          </table:table-cell>
          <table:table-cell office:value-type="float" office:value="13.7166" calcext:value-type="float">
            <text:p>13.7166</text:p>
          </table:table-cell>
          <table:table-cell table:formula="of:=AVERAGE([.B5:.D5])" office:value-type="float" office:value="13.7049333333333" calcext:value-type="float">
            <text:p>13.7049333333333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261" calcext:value-type="float">
            <text:p>11.261</text:p>
          </table:table-cell>
          <table:table-cell office:value-type="float" office:value="11.2394" calcext:value-type="float">
            <text:p>11.2394</text:p>
          </table:table-cell>
          <table:table-cell office:value-type="float" office:value="11.3215" calcext:value-type="float">
            <text:p>11.3215</text:p>
          </table:table-cell>
          <table:table-cell table:formula="of:=AVERAGE([.B6:.D6])" office:value-type="float" office:value="11.2739666666667" calcext:value-type="float">
            <text:p>11.2739666666667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1305" calcext:value-type="float">
            <text:p>10.1305</text:p>
          </table:table-cell>
          <table:table-cell office:value-type="float" office:value="10.1876" calcext:value-type="float">
            <text:p>10.1876</text:p>
          </table:table-cell>
          <table:table-cell office:value-type="float" office:value="10.1349" calcext:value-type="float">
            <text:p>10.1349</text:p>
          </table:table-cell>
          <table:table-cell table:formula="of:=AVERAGE([.B7:.D7])" office:value-type="float" office:value="10.151" calcext:value-type="float">
            <text:p>10.151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43663" calcext:value-type="float">
            <text:p>9.43663</text:p>
          </table:table-cell>
          <table:table-cell office:value-type="float" office:value="9.5279" calcext:value-type="float">
            <text:p>9.5279</text:p>
          </table:table-cell>
          <table:table-cell office:value-type="float" office:value="9.57495" calcext:value-type="float">
            <text:p>9.57495</text:p>
          </table:table-cell>
          <table:table-cell table:formula="of:=AVERAGE([.B8:.D8])" office:value-type="float" office:value="9.51316" calcext:value-type="float">
            <text:p>9.51316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10614" calcext:value-type="float">
            <text:p>9.10614</text:p>
          </table:table-cell>
          <table:table-cell office:value-type="float" office:value="9.07861" calcext:value-type="float">
            <text:p>9.07861</text:p>
          </table:table-cell>
          <table:table-cell office:value-type="float" office:value="9.06326" calcext:value-type="float">
            <text:p>9.06326</text:p>
          </table:table-cell>
          <table:table-cell table:formula="of:=AVERAGE([.B9:.D9])" office:value-type="float" office:value="9.08267" calcext:value-type="float">
            <text:p>9.08267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0298" calcext:value-type="float">
            <text:p>9.0298</text:p>
          </table:table-cell>
          <table:table-cell office:value-type="float" office:value="8.87731" calcext:value-type="float">
            <text:p>8.87731</text:p>
          </table:table-cell>
          <table:table-cell office:value-type="float" office:value="9.00844" calcext:value-type="float">
            <text:p>9.00844</text:p>
          </table:table-cell>
          <table:table-cell table:formula="of:=AVERAGE([.B10:.D10])" office:value-type="float" office:value="8.97185" calcext:value-type="float">
            <text:p>8.97185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87382" calcext:value-type="float">
            <text:p>8.87382</text:p>
          </table:table-cell>
          <table:table-cell office:value-type="float" office:value="8.80939" calcext:value-type="float">
            <text:p>8.80939</text:p>
          </table:table-cell>
          <table:table-cell office:value-type="float" office:value="8.86239" calcext:value-type="float">
            <text:p>8.86239</text:p>
          </table:table-cell>
          <table:table-cell table:formula="of:=AVERAGE([.B11:.D11])" office:value-type="float" office:value="8.84853333333333" calcext:value-type="float">
            <text:p>8.84853333333333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7359" calcext:value-type="float">
            <text:p>8.77359</text:p>
          </table:table-cell>
          <table:table-cell office:value-type="float" office:value="8.75734" calcext:value-type="float">
            <text:p>8.75734</text:p>
          </table:table-cell>
          <table:table-cell office:value-type="float" office:value="8.71099" calcext:value-type="float">
            <text:p>8.71099</text:p>
          </table:table-cell>
          <table:table-cell table:formula="of:=AVERAGE([.B12:.D12])" office:value-type="float" office:value="8.74730666666667" calcext:value-type="float">
            <text:p>8.74730666666667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63555" calcext:value-type="float">
            <text:p>8.63555</text:p>
          </table:table-cell>
          <table:table-cell office:value-type="float" office:value="8.72915" calcext:value-type="float">
            <text:p>8.72915</text:p>
          </table:table-cell>
          <table:table-cell office:value-type="float" office:value="8.68526" calcext:value-type="float">
            <text:p>8.68526</text:p>
          </table:table-cell>
          <table:table-cell table:formula="of:=AVERAGE([.B13:.D13])" office:value-type="float" office:value="8.68332" calcext:value-type="float">
            <text:p>8.68332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63642" calcext:value-type="float">
            <text:p>8.63642</text:p>
          </table:table-cell>
          <table:table-cell office:value-type="float" office:value="8.59583" calcext:value-type="float">
            <text:p>8.59583</text:p>
          </table:table-cell>
          <table:table-cell office:value-type="float" office:value="8.68533" calcext:value-type="float">
            <text:p>8.68533</text:p>
          </table:table-cell>
          <table:table-cell table:formula="of:=AVERAGE([.B14:.D14])" office:value-type="float" office:value="8.63919333333333" calcext:value-type="float">
            <text:p>8.63919333333333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6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Diode 16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rror ln(V)</text:p>
          </table:table-cell>
          <table:table-cell table:style-name="ce4" office:value-type="string" calcext:value-type="string">
            <text:p>Error Ln ( C )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.0884" calcext:value-type="float">
            <text:p>22.0884</text:p>
          </table:table-cell>
          <table:table-cell office:value-type="float" office:value="22.0754" calcext:value-type="float">
            <text:p>22.0754</text:p>
          </table:table-cell>
          <table:table-cell office:value-type="float" office:value="22.0212" calcext:value-type="float">
            <text:p>22.0212</text:p>
          </table:table-cell>
          <table:table-cell table:formula="of:=AVERAGE([.B4:.D4])" office:value-type="float" office:value="22.0616666666667" calcext:value-type="float">
            <text:p>22.0616666666667</text:p>
          </table:table-cell>
          <table:table-cell table:formula="of:=LN([.A4])" office:value-type="float" office:value="1.6094379124341" calcext:value-type="float">
            <text:p>1.6094379124341</text:p>
          </table:table-cell>
          <table:table-cell table:formula="of:=LN([.E4])" office:value-type="float" office:value="3.09384156249762" calcext:value-type="float">
            <text:p>3.09384156249762</text:p>
          </table:table-cell>
          <table:table-cell table:formula="of:=0.05/[.A4]" office:value-type="float" office:value="0.01" calcext:value-type="float">
            <text:p>0.01</text:p>
          </table:table-cell>
          <table:table-cell table:formula="of:=((MAX([.B4:.D4])-MIN([.B4:.D4]))/2)/[.E4]" office:value-type="float" office:value="0.0015230037017451" calcext:value-type="float">
            <text:p>0.001523003701745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.2808" calcext:value-type="float">
            <text:p>17.2808</text:p>
          </table:table-cell>
          <table:table-cell office:value-type="float" office:value="17.235" calcext:value-type="float">
            <text:p>17.235</text:p>
          </table:table-cell>
          <table:table-cell office:value-type="float" office:value="17.3463" calcext:value-type="float">
            <text:p>17.3463</text:p>
          </table:table-cell>
          <table:table-cell table:formula="of:=AVERAGE([.B5:.D5])" office:value-type="float" office:value="17.2873666666667" calcext:value-type="float">
            <text:p>17.2873666666667</text:p>
          </table:table-cell>
          <table:table-cell table:formula="of:=LN([.A5])" office:value-type="float" office:value="2.30258509299405" calcext:value-type="float">
            <text:p>2.30258509299405</text:p>
          </table:table-cell>
          <table:table-cell table:formula="of:=LN([.E5])" office:value-type="float" office:value="2.84997598425928" calcext:value-type="float">
            <text:p>2.84997598425928</text:p>
          </table:table-cell>
          <table:table-cell table:formula="of:=0.05/[.A5]" office:value-type="float" office:value="0.005" calcext:value-type="float">
            <text:p>0.005</text:p>
          </table:table-cell>
          <table:table-cell table:formula="of:=((MAX([.B5:.D5])-MIN([.B5:.D5]))/2)/[.E5]" office:value-type="float" office:value="0.00321911376515798" calcext:value-type="float">
            <text:p>0.00321911376515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.1601" calcext:value-type="float">
            <text:p>15.1601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784" calcext:value-type="float">
            <text:p>15.1784</text:p>
          </table:table-cell>
          <table:table-cell table:formula="of:=AVERAGE([.B6:.D6])" office:value-type="float" office:value="15.1751666666667" calcext:value-type="float">
            <text:p>15.1751666666667</text:p>
          </table:table-cell>
          <table:table-cell table:formula="of:=LN([.A6])" office:value-type="float" office:value="2.70805020110221" calcext:value-type="float">
            <text:p>2.70805020110221</text:p>
          </table:table-cell>
          <table:table-cell table:formula="of:=LN([.E6])" office:value-type="float" office:value="2.71966031986164" calcext:value-type="float">
            <text:p>2.71966031986164</text:p>
          </table:table-cell>
          <table:table-cell table:formula="of:=0.05/[.A6]" office:value-type="float" office:value="0.00333333333333333" calcext:value-type="float">
            <text:p>0.003333333333333</text:p>
          </table:table-cell>
          <table:table-cell table:formula="of:=((MAX([.B6:.D6])-MIN([.B6:.D6]))/2)/[.E6]" office:value-type="float" office:value="0.000886316460005914" calcext:value-type="float">
            <text:p>0.000886316460006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.0038" calcext:value-type="float">
            <text:p>14.0038</text:p>
          </table:table-cell>
          <table:table-cell office:value-type="float" office:value="13.8008" calcext:value-type="float">
            <text:p>13.8008</text:p>
          </table:table-cell>
          <table:table-cell office:value-type="float" office:value="13.8749" calcext:value-type="float">
            <text:p>13.8749</text:p>
          </table:table-cell>
          <table:table-cell table:formula="of:=AVERAGE([.B7:.D7])" office:value-type="float" office:value="13.8931666666667" calcext:value-type="float">
            <text:p>13.8931666666667</text:p>
          </table:table-cell>
          <table:table-cell table:formula="of:=LN([.A7])" office:value-type="float" office:value="2.99573227355399" calcext:value-type="float">
            <text:p>2.99573227355399</text:p>
          </table:table-cell>
          <table:table-cell table:formula="of:=LN([.E7])" office:value-type="float" office:value="2.63139711254382" calcext:value-type="float">
            <text:p>2.63139711254382</text:p>
          </table:table-cell>
          <table:table-cell table:formula="of:=0.05/[.A7]" office:value-type="float" office:value="0.0025" calcext:value-type="float">
            <text:p>0.0025</text:p>
          </table:table-cell>
          <table:table-cell table:formula="of:=((MAX([.B7:.D7])-MIN([.B7:.D7]))/2)/[.E7]" office:value-type="float" office:value="0.00730574982905263" calcext:value-type="float">
            <text:p>0.007305749829053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.1146" calcext:value-type="float">
            <text:p>13.1146</text:p>
          </table:table-cell>
          <table:table-cell office:value-type="float" office:value="12.9647" calcext:value-type="float">
            <text:p>12.9647</text:p>
          </table:table-cell>
          <table:table-cell office:value-type="float" office:value="12.903" calcext:value-type="float">
            <text:p>12.903</text:p>
          </table:table-cell>
          <table:table-cell table:formula="of:=AVERAGE([.B8:.D8])" office:value-type="float" office:value="12.9941" calcext:value-type="float">
            <text:p>12.9941</text:p>
          </table:table-cell>
          <table:table-cell table:formula="of:=LN([.A8])" office:value-type="float" office:value="3.2188758248682" calcext:value-type="float">
            <text:p>3.2188758248682</text:p>
          </table:table-cell>
          <table:table-cell table:formula="of:=LN([.E8])" office:value-type="float" office:value="2.56449540828835" calcext:value-type="float">
            <text:p>2.56449540828835</text:p>
          </table:table-cell>
          <table:table-cell table:formula="of:=0.05/[.A8]" office:value-type="float" office:value="0.002" calcext:value-type="float">
            <text:p>0.002</text:p>
          </table:table-cell>
          <table:table-cell table:formula="of:=((MAX([.B8:.D8])-MIN([.B8:.D8]))/2)/[.E8]" office:value-type="float" office:value="0.00814215682502054" calcext:value-type="float">
            <text:p>0.008142156825021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.2766" calcext:value-type="float">
            <text:p>12.2766</text:p>
          </table:table-cell>
          <table:table-cell office:value-type="float" office:value="12.3512" calcext:value-type="float">
            <text:p>12.3512</text:p>
          </table:table-cell>
          <table:table-cell office:value-type="float" office:value="12.3365" calcext:value-type="float">
            <text:p>12.3365</text:p>
          </table:table-cell>
          <table:table-cell table:formula="of:=AVERAGE([.B9:.D9])" office:value-type="float" office:value="12.3214333333333" calcext:value-type="float">
            <text:p>12.3214333333333</text:p>
          </table:table-cell>
          <table:table-cell table:formula="of:=LN([.A9])" office:value-type="float" office:value="3.40119738166216" calcext:value-type="float">
            <text:p>3.40119738166216</text:p>
          </table:table-cell>
          <table:table-cell table:formula="of:=LN([.E9])" office:value-type="float" office:value="2.51134029332951" calcext:value-type="float">
            <text:p>2.51134029332951</text:p>
          </table:table-cell>
          <table:table-cell table:formula="of:=0.05/[.A9]" office:value-type="float" office:value="0.00166666666666667" calcext:value-type="float">
            <text:p>0.001666666666667</text:p>
          </table:table-cell>
          <table:table-cell table:formula="of:=((MAX([.B9:.D9])-MIN([.B9:.D9]))/2)/[.E9]" office:value-type="float" office:value="0.00302724520686176" calcext:value-type="float">
            <text:p>0.003027245206862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11.6936" calcext:value-type="float">
            <text:p>12</text:p>
          </table:table-cell>
          <table:table-cell office:value-type="float" office:value="11.8402" calcext:value-type="float">
            <text:p>11.8402</text:p>
          </table:table-cell>
          <table:table-cell office:value-type="float" office:value="11.7932" calcext:value-type="float">
            <text:p>11.7932</text:p>
          </table:table-cell>
          <table:table-cell table:formula="of:=AVERAGE([.B10:.D10])" office:value-type="float" office:value="11.7756666666667" calcext:value-type="float">
            <text:p>11.7756666666667</text:p>
          </table:table-cell>
          <table:table-cell table:formula="of:=LN([.A10])" office:value-type="float" office:value="3.55534806148941" calcext:value-type="float">
            <text:p>3.55534806148941</text:p>
          </table:table-cell>
          <table:table-cell table:formula="of:=LN([.E10])" office:value-type="float" office:value="2.46603525542647" calcext:value-type="float">
            <text:p>2.46603525542647</text:p>
          </table:table-cell>
          <table:table-cell table:formula="of:=0.05/[.A10]" office:value-type="float" office:value="0.00142857142857143" calcext:value-type="float">
            <text:p>0.001428571428571</text:p>
          </table:table-cell>
          <table:table-cell table:formula="of:=((MAX([.B10:.D10])-MIN([.B10:.D10]))/2)/[.E10]" office:value-type="float" office:value="0.00622470065389077" calcext:value-type="float">
            <text:p>0.006224700653891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.4134" calcext:value-type="float">
            <text:p>11.4134</text:p>
          </table:table-cell>
          <table:table-cell office:value-type="float" office:value="11.3513" calcext:value-type="float">
            <text:p>11.3513</text:p>
          </table:table-cell>
          <table:table-cell office:value-type="float" office:value="11.4254" calcext:value-type="float">
            <text:p>11.4254</text:p>
          </table:table-cell>
          <table:table-cell table:formula="of:=AVERAGE([.B11:.D11])" office:value-type="float" office:value="11.3967" calcext:value-type="float">
            <text:p>11.3967</text:p>
          </table:table-cell>
          <table:table-cell table:formula="of:=LN([.A11])" office:value-type="float" office:value="3.68887945411394" calcext:value-type="float">
            <text:p>3.68887945411394</text:p>
          </table:table-cell>
          <table:table-cell table:formula="of:=LN([.E11])" office:value-type="float" office:value="2.43332383981065" calcext:value-type="float">
            <text:p>2.43332383981065</text:p>
          </table:table-cell>
          <table:table-cell table:formula="of:=0.05/[.A11]" office:value-type="float" office:value="0.00125" calcext:value-type="float">
            <text:p>0.00125</text:p>
          </table:table-cell>
          <table:table-cell table:formula="of:=((MAX([.B11:.D11])-MIN([.B11:.D11]))/2)/[.E11]" office:value-type="float" office:value="0.00325094106188632" calcext:value-type="float">
            <text:p>0.003250941061886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.046" calcext:value-type="float">
            <text:p>11.046</text:p>
          </table:table-cell>
          <table:table-cell office:value-type="float" office:value="10.9242" calcext:value-type="float">
            <text:p>10.9242</text:p>
          </table:table-cell>
          <table:table-cell office:value-type="float" office:value="11.2551" calcext:value-type="float">
            <text:p>11.2551</text:p>
          </table:table-cell>
          <table:table-cell table:formula="of:=AVERAGE([.B12:.D12])" office:value-type="float" office:value="11.0751" calcext:value-type="float">
            <text:p>11.0751</text:p>
          </table:table-cell>
          <table:table-cell table:formula="of:=LN([.A12])" office:value-type="float" office:value="3.80666248977032" calcext:value-type="float">
            <text:p>3.80666248977032</text:p>
          </table:table-cell>
          <table:table-cell table:formula="of:=LN([.E12])" office:value-type="float" office:value="2.40469934523581" calcext:value-type="float">
            <text:p>2.40469934523581</text:p>
          </table:table-cell>
          <table:table-cell table:formula="of:=0.05/[.A12]" office:value-type="float" office:value="0.00111111111111111" calcext:value-type="float">
            <text:p>0.001111111111111</text:p>
          </table:table-cell>
          <table:table-cell table:formula="of:=((MAX([.B12:.D12])-MIN([.B12:.D12]))/2)/[.E12]" office:value-type="float" office:value="0.0149389170300945" calcext:value-type="float">
            <text:p>0.01493891703009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.7849" calcext:value-type="float">
            <text:p>10.7849</text:p>
          </table:table-cell>
          <table:table-cell office:value-type="float" office:value="10.6552" calcext:value-type="float">
            <text:p>10.6552</text:p>
          </table:table-cell>
          <table:table-cell office:value-type="float" office:value="10.7457" calcext:value-type="float">
            <text:p>10.7457</text:p>
          </table:table-cell>
          <table:table-cell table:formula="of:=AVERAGE([.B13:.D13])" office:value-type="float" office:value="10.7286" calcext:value-type="float">
            <text:p>10.7286</text:p>
          </table:table-cell>
          <table:table-cell table:formula="of:=LN([.A13])" office:value-type="float" office:value="3.91202300542815" calcext:value-type="float">
            <text:p>3.91202300542815</text:p>
          </table:table-cell>
          <table:table-cell table:formula="of:=LN([.E13])" office:value-type="float" office:value="2.37291307282707" calcext:value-type="float">
            <text:p>2.37291307282707</text:p>
          </table:table-cell>
          <table:table-cell table:formula="of:=0.05/[.A13]" office:value-type="float" office:value="0.001" calcext:value-type="float">
            <text:p>0.001</text:p>
          </table:table-cell>
          <table:table-cell table:formula="of:=((MAX([.B13:.D13])-MIN([.B13:.D13]))/2)/[.E13]" office:value-type="float" office:value="0.00604459109296645" calcext:value-type="float">
            <text:p>0.006044591092966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.5519" calcext:value-type="float">
            <text:p>10.5519</text:p>
          </table:table-cell>
          <table:table-cell office:value-type="float" office:value="10.5138" calcext:value-type="float">
            <text:p>10.5138</text:p>
          </table:table-cell>
          <table:table-cell office:value-type="float" office:value="10.4132" calcext:value-type="float">
            <text:p>10.4132</text:p>
          </table:table-cell>
          <table:table-cell table:formula="of:=AVERAGE([.B14:.D14])" office:value-type="float" office:value="10.4929666666667" calcext:value-type="float">
            <text:p>10.4929666666667</text:p>
          </table:table-cell>
          <table:table-cell table:formula="of:=LN([.A14])" office:value-type="float" office:value="4.00733318523247" calcext:value-type="float">
            <text:p>4.00733318523247</text:p>
          </table:table-cell>
          <table:table-cell table:formula="of:=LN([.E14])" office:value-type="float" office:value="2.35070519144974" calcext:value-type="float">
            <text:p>2.35070519144974</text:p>
          </table:table-cell>
          <table:table-cell table:formula="of:=0.05/[.A14]" office:value-type="float" office:value="0.000909090909090909" calcext:value-type="float">
            <text:p>0.000909090909091</text:p>
          </table:table-cell>
          <table:table-cell table:formula="of:=((MAX([.B14:.D14])-MIN([.B14:.D14]))/2)/[.E14]" office:value-type="float" office:value="0.00660918901232254" calcext:value-type="float">
            <text:p>0.006609189012323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2749" calcext:value-type="float">
            <text:p>10.2749</text:p>
          </table:table-cell>
          <table:table-cell office:value-type="float" office:value="10.3322" calcext:value-type="float">
            <text:p>10.3322</text:p>
          </table:table-cell>
          <table:table-cell office:value-type="float" office:value="10.1781" calcext:value-type="float">
            <text:p>10.1781</text:p>
          </table:table-cell>
          <table:table-cell table:formula="of:=AVERAGE([.B15:.D15])" office:value-type="float" office:value="10.2617333333333" calcext:value-type="float">
            <text:p>10.2617333333333</text:p>
          </table:table-cell>
          <table:table-cell table:formula="of:=LN([.A15])" office:value-type="float" office:value="4.0943445622221" calcext:value-type="float">
            <text:p>4.0943445622221</text:p>
          </table:table-cell>
          <table:table-cell table:formula="of:=LN([.E15])" office:value-type="float" office:value="2.32842176634442" calcext:value-type="float">
            <text:p>2.32842176634442</text:p>
          </table:table-cell>
          <table:table-cell table:formula="of:=0.05/[.A15]" office:value-type="float" office:value="0.000833333333333333" calcext:value-type="float">
            <text:p>0.000833333333333</text:p>
          </table:table-cell>
          <table:table-cell table:formula="of:=((MAX([.B15:.D15])-MIN([.B15:.D15]))/2)/[.E15]" office:value-type="float" office:value="0.00750847809986615" calcext:value-type="float">
            <text:p>0.007508478099866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.98107" calcext:value-type="float">
            <text:p>9.98107</text:p>
          </table:table-cell>
          <table:table-cell office:value-type="float" office:value="10.1178" calcext:value-type="float">
            <text:p>10.1178</text:p>
          </table:table-cell>
          <table:table-cell office:value-type="float" office:value="10.1371" calcext:value-type="float">
            <text:p>10.1371</text:p>
          </table:table-cell>
          <table:table-cell table:formula="of:=AVERAGE([.B16:.D16])" office:value-type="float" office:value="10.0786566666667" calcext:value-type="float">
            <text:p>10.0786566666667</text:p>
          </table:table-cell>
          <table:table-cell table:formula="of:=LN([.A16])" office:value-type="float" office:value="4.17438726989564" calcext:value-type="float">
            <text:p>4.17438726989564</text:p>
          </table:table-cell>
          <table:table-cell table:formula="of:=LN([.E16])" office:value-type="float" office:value="2.31041998656659" calcext:value-type="float">
            <text:p>2.31041998656659</text:p>
          </table:table-cell>
          <table:table-cell table:formula="of:=0.05/[.A16]" office:value-type="float" office:value="0.000769230769230769" calcext:value-type="float">
            <text:p>0.000769230769231</text:p>
          </table:table-cell>
          <table:table-cell table:formula="of:=((MAX([.B16:.D16])-MIN([.B16:.D16]))/2)/[.E16]" office:value-type="float" office:value="0.00774061490337499" calcext:value-type="float">
            <text:p>0.00774061490337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.98281" calcext:value-type="float">
            <text:p>9.98281</text:p>
          </table:table-cell>
          <table:table-cell office:value-type="float" office:value="10.0043" calcext:value-type="float">
            <text:p>10.0043</text:p>
          </table:table-cell>
          <table:table-cell office:value-type="float" office:value="10.0115" calcext:value-type="float">
            <text:p>10.0115</text:p>
          </table:table-cell>
          <table:table-cell table:formula="of:=AVERAGE([.B17:.D17])" office:value-type="float" office:value="9.99953666666667" calcext:value-type="float">
            <text:p>9.99953666666667</text:p>
          </table:table-cell>
          <table:table-cell table:formula="of:=LN([.A17])" office:value-type="float" office:value="4.24849524204936" calcext:value-type="float">
            <text:p>4.24849524204936</text:p>
          </table:table-cell>
          <table:table-cell table:formula="of:=LN([.E17])" office:value-type="float" office:value="2.30253875858729" calcext:value-type="float">
            <text:p>2.30253875858729</text:p>
          </table:table-cell>
          <table:table-cell table:formula="of:=0.05/[.A17]" office:value-type="float" office:value="0.000714285714285714" calcext:value-type="float">
            <text:p>0.000714285714286</text:p>
          </table:table-cell>
          <table:table-cell table:formula="of:=((MAX([.B17:.D17])-MIN([.B17:.D17]))/2)/[.E17]" office:value-type="float" office:value="0.00143456646824632" calcext:value-type="float">
            <text:p>0.001434566468246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9.72074" calcext:value-type="float">
            <text:p>9.72074</text:p>
          </table:table-cell>
          <table:table-cell office:value-type="float" office:value="9.72636" calcext:value-type="float">
            <text:p>9.72636</text:p>
          </table:table-cell>
          <table:table-cell office:value-type="float" office:value="9.70057" calcext:value-type="float">
            <text:p>9.70057</text:p>
          </table:table-cell>
          <table:table-cell table:formula="of:=AVERAGE([.B18:.D18])" office:value-type="float" office:value="9.71589" calcext:value-type="float">
            <text:p>9.71589</text:p>
          </table:table-cell>
          <table:table-cell table:formula="of:=LN([.A18])" office:value-type="float" office:value="4.31748811353631" calcext:value-type="float">
            <text:p>4.31748811353631</text:p>
          </table:table-cell>
          <table:table-cell table:formula="of:=LN([.E18])" office:value-type="float" office:value="2.27376268954434" calcext:value-type="float">
            <text:p>2.27376268954434</text:p>
          </table:table-cell>
          <table:table-cell table:formula="of:=0.05/[.A18]" office:value-type="float" office:value="0.000666666666666667" calcext:value-type="float">
            <text:p>0.000666666666667</text:p>
          </table:table-cell>
          <table:table-cell table:formula="of:=((MAX([.B18:.D18])-MIN([.B18:.D18]))/2)/[.E18]" office:value-type="float" office:value="0.00132720728620841" calcext:value-type="float">
            <text:p>0.001327207286208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57131" calcext:value-type="float">
            <text:p>9.57131</text:p>
          </table:table-cell>
          <table:table-cell office:value-type="float" office:value="9.66663" calcext:value-type="float">
            <text:p>9.66663</text:p>
          </table:table-cell>
          <table:table-cell office:value-type="float" office:value="9.57024" calcext:value-type="float">
            <text:p>9.57024</text:p>
          </table:table-cell>
          <table:table-cell table:formula="of:=AVERAGE([.B19:.D19])" office:value-type="float" office:value="9.60272666666667" calcext:value-type="float">
            <text:p>9.60272666666667</text:p>
          </table:table-cell>
          <table:table-cell table:formula="of:=LN([.A19])" office:value-type="float" office:value="4.38202663467388" calcext:value-type="float">
            <text:p>4.38202663467388</text:p>
          </table:table-cell>
          <table:table-cell table:formula="of:=LN([.E19])" office:value-type="float" office:value="2.26204708592331" calcext:value-type="float">
            <text:p>2.26204708592331</text:p>
          </table:table-cell>
          <table:table-cell table:formula="of:=0.05/[.A19]" office:value-type="float" office:value="0.000625" calcext:value-type="float">
            <text:p>0.000625</text:p>
          </table:table-cell>
          <table:table-cell table:formula="of:=((MAX([.B19:.D19])-MIN([.B19:.D19]))/2)/[.E19]" office:value-type="float" office:value="0.00501888699667939" calcext:value-type="float">
            <text:p>0.005018886996679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.50002" calcext:value-type="float">
            <text:p>9.50002</text:p>
          </table:table-cell>
          <table:table-cell office:value-type="float" office:value="9.56757" calcext:value-type="float">
            <text:p>9.56757</text:p>
          </table:table-cell>
          <table:table-cell office:value-type="float" office:value="9.42922" calcext:value-type="float">
            <text:p>9.42922</text:p>
          </table:table-cell>
          <table:table-cell table:formula="of:=AVERAGE([.B20:.D20])" office:value-type="float" office:value="9.49893666666667" calcext:value-type="float">
            <text:p>9.49893666666667</text:p>
          </table:table-cell>
          <table:table-cell table:formula="of:=LN([.A20])" office:value-type="float" office:value="4.44265125649032" calcext:value-type="float">
            <text:p>4.44265125649032</text:p>
          </table:table-cell>
          <table:table-cell table:formula="of:=LN([.E20])" office:value-type="float" office:value="2.25117986251732" calcext:value-type="float">
            <text:p>2.25117986251732</text:p>
          </table:table-cell>
          <table:table-cell table:formula="of:=0.05/[.A20]" office:value-type="float" office:value="0.000588235294117647" calcext:value-type="float">
            <text:p>0.000588235294118</text:p>
          </table:table-cell>
          <table:table-cell table:formula="of:=((MAX([.B20:.D20])-MIN([.B20:.D20]))/2)/[.E20]" office:value-type="float" office:value="0.00728239406445839" calcext:value-type="float">
            <text:p>0.007282394064458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.27191" calcext:value-type="float">
            <text:p>9.27191</text:p>
          </table:table-cell>
          <table:table-cell office:value-type="float" office:value="9.39717" calcext:value-type="float">
            <text:p>9.39717</text:p>
          </table:table-cell>
          <table:table-cell office:value-type="float" office:value="9.26509" calcext:value-type="float">
            <text:p>9.26509</text:p>
          </table:table-cell>
          <table:table-cell table:formula="of:=AVERAGE([.B21:.D21])" office:value-type="float" office:value="9.31139" calcext:value-type="float">
            <text:p>9.31139</text:p>
          </table:table-cell>
          <table:table-cell table:formula="of:=LN([.A21])" office:value-type="float" office:value="4.49980967033027" calcext:value-type="float">
            <text:p>4.49980967033027</text:p>
          </table:table-cell>
          <table:table-cell table:formula="of:=LN([.E21])" office:value-type="float" office:value="2.23123838197056" calcext:value-type="float">
            <text:p>2.23123838197056</text:p>
          </table:table-cell>
          <table:table-cell table:formula="of:=0.05/[.A21]" office:value-type="float" office:value="0.000555555555555556" calcext:value-type="float">
            <text:p>0.000555555555556</text:p>
          </table:table-cell>
          <table:table-cell table:formula="of:=((MAX([.B21:.D21])-MIN([.B21:.D21]))/2)/[.E21]" office:value-type="float" office:value="0.00709238899884971" calcext:value-type="float">
            <text:p>0.00709238899885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.40088" calcext:value-type="float">
            <text:p>9.40088</text:p>
          </table:table-cell>
          <table:table-cell office:value-type="float" office:value="9.28826" calcext:value-type="float">
            <text:p>9.28826</text:p>
          </table:table-cell>
          <table:table-cell office:value-type="float" office:value="9.37186" calcext:value-type="float">
            <text:p>9.37186</text:p>
          </table:table-cell>
          <table:table-cell table:formula="of:=AVERAGE([.B22:.D22])" office:value-type="float" office:value="9.35366666666667" calcext:value-type="float">
            <text:p>9.35366666666667</text:p>
          </table:table-cell>
          <table:table-cell table:formula="of:=LN([.A22])" office:value-type="float" office:value="4.55387689160054" calcext:value-type="float">
            <text:p>4.55387689160054</text:p>
          </table:table-cell>
          <table:table-cell table:formula="of:=LN([.E22])" office:value-type="float" office:value="2.23576842328994" calcext:value-type="float">
            <text:p>2.23576842328994</text:p>
          </table:table-cell>
          <table:table-cell table:formula="of:=0.05/[.A22]" office:value-type="float" office:value="0.000526315789473684" calcext:value-type="float">
            <text:p>0.000526315789474</text:p>
          </table:table-cell>
          <table:table-cell table:formula="of:=((MAX([.B22:.D22])-MIN([.B22:.D22]))/2)/[.E22]" office:value-type="float" office:value="0.00602009906988355" calcext:value-type="float">
            <text:p>0.006020099069884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.18309" calcext:value-type="float">
            <text:p>9.18309</text:p>
          </table:table-cell>
          <table:table-cell office:value-type="float" office:value="9.08498" calcext:value-type="float">
            <text:p>9.08498</text:p>
          </table:table-cell>
          <table:table-cell office:value-type="float" office:value="9.03414" calcext:value-type="float">
            <text:p>9.03414</text:p>
          </table:table-cell>
          <table:table-cell table:formula="of:=AVERAGE([.B23:.D23])" office:value-type="float" office:value="9.10073666666667" calcext:value-type="float">
            <text:p>9.10073666666667</text:p>
          </table:table-cell>
          <table:table-cell table:formula="of:=LN([.A23])" office:value-type="float" office:value="4.60517018598809" calcext:value-type="float">
            <text:p>4.60517018598809</text:p>
          </table:table-cell>
          <table:table-cell table:formula="of:=LN([.E23])" office:value-type="float" office:value="2.20835536262729" calcext:value-type="float">
            <text:p>2.20835536262729</text:p>
          </table:table-cell>
          <table:table-cell table:formula="of:=0.05/[.A23]" office:value-type="float" office:value="0.0005" calcext:value-type="float">
            <text:p>0.0005</text:p>
          </table:table-cell>
          <table:table-cell table:formula="of:=((MAX([.B23:.D23])-MIN([.B23:.D23]))/2)/[.E23]" office:value-type="float" office:value="0.00818340346807086" calcext:value-type="float">
            <text:p>0.008183403468071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.01172" calcext:value-type="float">
            <text:p>9.01172</text:p>
          </table:table-cell>
          <table:table-cell office:value-type="float" office:value="9.20472" calcext:value-type="float">
            <text:p>9.20472</text:p>
          </table:table-cell>
          <table:table-cell office:value-type="float" office:value="9.11258" calcext:value-type="float">
            <text:p>9.11258</text:p>
          </table:table-cell>
          <table:table-cell table:formula="of:=AVERAGE([.B24:.D24])" office:value-type="float" office:value="9.10967333333333" calcext:value-type="float">
            <text:p>9.10967333333333</text:p>
          </table:table-cell>
          <table:table-cell table:formula="of:=LN([.A24])" office:value-type="float" office:value="4.65396035015752" calcext:value-type="float">
            <text:p>4.65396035015752</text:p>
          </table:table-cell>
          <table:table-cell table:formula="of:=LN([.E24])" office:value-type="float" office:value="2.20933685259748" calcext:value-type="float">
            <text:p>2.20933685259748</text:p>
          </table:table-cell>
          <table:table-cell table:formula="of:=0.05/[.A24]" office:value-type="float" office:value="0.000476190476190476" calcext:value-type="float">
            <text:p>0.00047619047619</text:p>
          </table:table-cell>
          <table:table-cell table:formula="of:=((MAX([.B24:.D24])-MIN([.B24:.D24]))/2)/[.E24]" office:value-type="float" office:value="0.0105931350630209" calcext:value-type="float">
            <text:p>0.010593135063021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.11892" calcext:value-type="float">
            <text:p>9.11892</text:p>
          </table:table-cell>
          <table:table-cell office:value-type="float" office:value="9.06876" calcext:value-type="float">
            <text:p>9.06876</text:p>
          </table:table-cell>
          <table:table-cell office:value-type="float" office:value="9.10301" calcext:value-type="float">
            <text:p>9.10301</text:p>
          </table:table-cell>
          <table:table-cell table:formula="of:=AVERAGE([.B25:.D25])" office:value-type="float" office:value="9.09689666666667" calcext:value-type="float">
            <text:p>9.09689666666667</text:p>
          </table:table-cell>
          <table:table-cell table:formula="of:=LN([.A25])" office:value-type="float" office:value="4.70048036579242" calcext:value-type="float">
            <text:p>4.70048036579242</text:p>
          </table:table-cell>
          <table:table-cell table:formula="of:=LN([.E25])" office:value-type="float" office:value="2.20793332971931" calcext:value-type="float">
            <text:p>2.20793332971931</text:p>
          </table:table-cell>
          <table:table-cell table:formula="of:=0.05/[.A25]" office:value-type="float" office:value="0.000454545454545455" calcext:value-type="float">
            <text:p>0.000454545454545</text:p>
          </table:table-cell>
          <table:table-cell table:formula="of:=((MAX([.B25:.D25])-MIN([.B25:.D25]))/2)/[.E25]" office:value-type="float" office:value="0.00275698415833385" calcext:value-type="float">
            <text:p>0.002756984158334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.95757" calcext:value-type="float">
            <text:p>8.95757</text:p>
          </table:table-cell>
          <table:table-cell office:value-type="float" office:value="8.88092" calcext:value-type="float">
            <text:p>8.88092</text:p>
          </table:table-cell>
          <table:table-cell office:value-type="float" office:value="9.04208" calcext:value-type="float">
            <text:p>9.04208</text:p>
          </table:table-cell>
          <table:table-cell table:formula="of:=AVERAGE([.B26:.D26])" office:value-type="float" office:value="8.96019" calcext:value-type="float">
            <text:p>8.96019</text:p>
          </table:table-cell>
          <table:table-cell table:formula="of:=LN([.A26])" office:value-type="float" office:value="4.74493212836325" calcext:value-type="float">
            <text:p>4.74493212836325</text:p>
          </table:table-cell>
          <table:table-cell table:formula="of:=LN([.E26])" office:value-type="float" office:value="2.19279143211915" calcext:value-type="float">
            <text:p>2.19279143211915</text:p>
          </table:table-cell>
          <table:table-cell table:formula="of:=0.05/[.A26]" office:value-type="float" office:value="0.000434782608695652" calcext:value-type="float">
            <text:p>0.000434782608696</text:p>
          </table:table-cell>
          <table:table-cell table:formula="of:=((MAX([.B26:.D26])-MIN([.B26:.D26]))/2)/[.E26]" office:value-type="float" office:value="0.00899311286925839" calcext:value-type="float">
            <text:p>0.008993112869258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.93381" calcext:value-type="float">
            <text:p>8.93381</text:p>
          </table:table-cell>
          <table:table-cell office:value-type="float" office:value="8.82904" calcext:value-type="float">
            <text:p>8.82904</text:p>
          </table:table-cell>
          <table:table-cell office:value-type="float" office:value="8.92439" calcext:value-type="float">
            <text:p>8.92439</text:p>
          </table:table-cell>
          <table:table-cell table:formula="of:=AVERAGE([.B27:.D27])" office:value-type="float" office:value="8.89574666666667" calcext:value-type="float">
            <text:p>8.89574666666667</text:p>
          </table:table-cell>
          <table:table-cell table:formula="of:=LN([.A27])" office:value-type="float" office:value="4.78749174278205" calcext:value-type="float">
            <text:p>4.78749174278205</text:p>
          </table:table-cell>
          <table:table-cell table:formula="of:=LN([.E27])" office:value-type="float" office:value="2.18557325988452" calcext:value-type="float">
            <text:p>2.18557325988452</text:p>
          </table:table-cell>
          <table:table-cell table:formula="of:=0.05/[.A27]" office:value-type="float" office:value="0.000416666666666667" calcext:value-type="float">
            <text:p>0.000416666666667</text:p>
          </table:table-cell>
          <table:table-cell table:formula="of:=((MAX([.B27:.D27])-MIN([.B27:.D27]))/2)/[.E27]" office:value-type="float" office:value="0.0058887693144738" calcext:value-type="float">
            <text:p>0.005888769314474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8.98728" calcext:value-type="float">
            <text:p>8.98728</text:p>
          </table:table-cell>
          <table:table-cell office:value-type="float" office:value="9.00268" calcext:value-type="float">
            <text:p>9.00268</text:p>
          </table:table-cell>
          <table:table-cell office:value-type="float" office:value="9.07384" calcext:value-type="float">
            <text:p>9.07384</text:p>
          </table:table-cell>
          <table:table-cell table:formula="of:=AVERAGE([.B28:.D28])" office:value-type="float" office:value="9.02126666666667" calcext:value-type="float">
            <text:p>9.02126666666667</text:p>
          </table:table-cell>
          <table:table-cell table:formula="of:=LN([.A28])" office:value-type="float" office:value="4.8283137373023" calcext:value-type="float">
            <text:p>4.8283137373023</text:p>
          </table:table-cell>
          <table:table-cell table:formula="of:=LN([.E28])" office:value-type="float" office:value="2.19958475289236" calcext:value-type="float">
            <text:p>2.19958475289236</text:p>
          </table:table-cell>
          <table:table-cell table:formula="of:=0.05/[.A28]" office:value-type="float" office:value="0.0004" calcext:value-type="float">
            <text:p>0.0004</text:p>
          </table:table-cell>
          <table:table-cell table:formula="of:=((MAX([.B28:.D28])-MIN([.B28:.D28]))/2)/[.E28]" office:value-type="float" office:value="0.00479755245013637" calcext:value-type="float">
            <text:p>0.004797552450136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.8424" calcext:value-type="float">
            <text:p>8.8424</text:p>
          </table:table-cell>
          <table:table-cell office:value-type="float" office:value="8.93402" calcext:value-type="float">
            <text:p>8.93402</text:p>
          </table:table-cell>
          <table:table-cell office:value-type="float" office:value="8.92633" calcext:value-type="float">
            <text:p>8.92633</text:p>
          </table:table-cell>
          <table:table-cell table:formula="of:=AVERAGE([.B29:.D29])" office:value-type="float" office:value="8.90091666666667" calcext:value-type="float">
            <text:p>8.90091666666667</text:p>
          </table:table-cell>
          <table:table-cell table:formula="of:=LN([.A29])" office:value-type="float" office:value="4.86753445045558" calcext:value-type="float">
            <text:p>4.86753445045558</text:p>
          </table:table-cell>
          <table:table-cell table:formula="of:=LN([.E29])" office:value-type="float" office:value="2.18615426768903" calcext:value-type="float">
            <text:p>2.18615426768903</text:p>
          </table:table-cell>
          <table:table-cell table:formula="of:=0.05/[.A29]" office:value-type="float" office:value="0.000384615384615385" calcext:value-type="float">
            <text:p>0.000384615384615</text:p>
          </table:table-cell>
          <table:table-cell table:formula="of:=((MAX([.B29:.D29])-MIN([.B29:.D29]))/2)/[.E29]" office:value-type="float" office:value="0.00514666092443666" calcext:value-type="float">
            <text:p>0.005146660924437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.98682" calcext:value-type="float">
            <text:p>8.98682</text:p>
          </table:table-cell>
          <table:table-cell office:value-type="float" office:value="8.84412" calcext:value-type="float">
            <text:p>8.84412</text:p>
          </table:table-cell>
          <table:table-cell office:value-type="float" office:value="8.87459" calcext:value-type="float">
            <text:p>8.87459</text:p>
          </table:table-cell>
          <table:table-cell table:formula="of:=AVERAGE([.B30:.D30])" office:value-type="float" office:value="8.90184333333333" calcext:value-type="float">
            <text:p>8.90184333333333</text:p>
          </table:table-cell>
          <table:table-cell table:formula="of:=LN([.A30])" office:value-type="float" office:value="4.90527477843843" calcext:value-type="float">
            <text:p>4.90527477843843</text:p>
          </table:table-cell>
          <table:table-cell table:formula="of:=LN([.E30])" office:value-type="float" office:value="2.18625837139738" calcext:value-type="float">
            <text:p>2.18625837139738</text:p>
          </table:table-cell>
          <table:table-cell table:formula="of:=0.05/[.A30]" office:value-type="float" office:value="0.00037037037037037" calcext:value-type="float">
            <text:p>0.00037037037037</text:p>
          </table:table-cell>
          <table:table-cell table:formula="of:=((MAX([.B30:.D30])-MIN([.B30:.D30]))/2)/[.E30]" office:value-type="float" office:value="0.00801519385685285" calcext:value-type="float">
            <text:p>0.008015193856853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.85474" calcext:value-type="float">
            <text:p>8.85474</text:p>
          </table:table-cell>
          <table:table-cell office:value-type="float" office:value="8.77943" calcext:value-type="float">
            <text:p>8.77943</text:p>
          </table:table-cell>
          <table:table-cell office:value-type="float" office:value="9.07627" calcext:value-type="float">
            <text:p>9.07627</text:p>
          </table:table-cell>
          <table:table-cell table:formula="of:=AVERAGE([.B31:.D31])" office:value-type="float" office:value="8.90348" calcext:value-type="float">
            <text:p>8.90348</text:p>
          </table:table-cell>
          <table:table-cell table:formula="of:=LN([.A31])" office:value-type="float" office:value="4.9416424226093" calcext:value-type="float">
            <text:p>4.9416424226093</text:p>
          </table:table-cell>
          <table:table-cell table:formula="of:=LN([.E31])" office:value-type="float" office:value="2.18644221154908" calcext:value-type="float">
            <text:p>2.18644221154908</text:p>
          </table:table-cell>
          <table:table-cell table:formula="of:=0.05/[.A31]" office:value-type="float" office:value="0.000357142857142857" calcext:value-type="float">
            <text:p>0.000357142857143</text:p>
          </table:table-cell>
          <table:table-cell table:formula="of:=((MAX([.B31:.D31])-MIN([.B31:.D31]))/2)/[.E31]" office:value-type="float" office:value="0.0166698863815047" calcext:value-type="float">
            <text:p>0.016669886381505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.77947" calcext:value-type="float">
            <text:p>8.77947</text:p>
          </table:table-cell>
          <table:table-cell office:value-type="float" office:value="8.82" calcext:value-type="float">
            <text:p>8.82</text:p>
          </table:table-cell>
          <table:table-cell office:value-type="float" office:value="8.78822" calcext:value-type="float">
            <text:p>8.78822</text:p>
          </table:table-cell>
          <table:table-cell table:formula="of:=AVERAGE([.B32:.D32])" office:value-type="float" office:value="8.79589666666667" calcext:value-type="float">
            <text:p>8.79589666666667</text:p>
          </table:table-cell>
          <table:table-cell table:formula="of:=LN([.A32])" office:value-type="float" office:value="4.97673374242057" calcext:value-type="float">
            <text:p>4.97673374242057</text:p>
          </table:table-cell>
          <table:table-cell table:formula="of:=LN([.E32])" office:value-type="float" office:value="2.17428532485937" calcext:value-type="float">
            <text:p>2.17428532485937</text:p>
          </table:table-cell>
          <table:table-cell table:formula="of:=0.05/[.A32]" office:value-type="float" office:value="0.000344827586206897" calcext:value-type="float">
            <text:p>0.000344827586207</text:p>
          </table:table-cell>
          <table:table-cell table:formula="of:=((MAX([.B32:.D32])-MIN([.B32:.D32]))/2)/[.E32]" office:value-type="float" office:value="0.00230391519682096" calcext:value-type="float">
            <text:p>0.002303915196821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8.76177" calcext:value-type="float">
            <text:p>8.76177</text:p>
          </table:table-cell>
          <table:table-cell office:value-type="float" office:value="8.78276" calcext:value-type="float">
            <text:p>8.78276</text:p>
          </table:table-cell>
          <table:table-cell office:value-type="float" office:value="8.86621" calcext:value-type="float">
            <text:p>8.86621</text:p>
          </table:table-cell>
          <table:table-cell table:formula="of:=AVERAGE([.B33:.D33])" office:value-type="float" office:value="8.80358" calcext:value-type="float">
            <text:p>8.80358</text:p>
          </table:table-cell>
          <table:table-cell table:formula="of:=LN([.A33])" office:value-type="float" office:value="5.01063529409626" calcext:value-type="float">
            <text:p>5.01063529409626</text:p>
          </table:table-cell>
          <table:table-cell table:formula="of:=LN([.E33])" office:value-type="float" office:value="2.1751584569379" calcext:value-type="float">
            <text:p>2.1751584569379</text:p>
          </table:table-cell>
          <table:table-cell table:formula="of:=0.05/[.A33]" office:value-type="float" office:value="0.000333333333333333" calcext:value-type="float">
            <text:p>0.000333333333333</text:p>
          </table:table-cell>
          <table:table-cell table:formula="of:=((MAX([.B33:.D33])-MIN([.B33:.D33]))/2)/[.E33]" office:value-type="float" office:value="0.00593167779471535" calcext:value-type="float">
            <text:p>0.005931677794715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8.6973" calcext:value-type="float">
            <text:p>8.6973</text:p>
          </table:table-cell>
          <table:table-cell office:value-type="float" office:value="8.94478" calcext:value-type="float">
            <text:p>8.94478</text:p>
          </table:table-cell>
          <table:table-cell office:value-type="float" office:value="8.62977" calcext:value-type="float">
            <text:p>8.62977</text:p>
          </table:table-cell>
          <table:table-cell table:formula="of:=AVERAGE([.B34:.D34])" office:value-type="float" office:value="8.75728333333333" calcext:value-type="float">
            <text:p>8.75728333333333</text:p>
          </table:table-cell>
          <table:table-cell table:formula="of:=LN([.A34])" office:value-type="float" office:value="5.04342511691925" calcext:value-type="float">
            <text:p>5.04342511691925</text:p>
          </table:table-cell>
          <table:table-cell table:formula="of:=LN([.E34])" office:value-type="float" office:value="2.169885735085" calcext:value-type="float">
            <text:p>2.169885735085</text:p>
          </table:table-cell>
          <table:table-cell table:formula="of:=0.05/[.A34]" office:value-type="float" office:value="0.00032258064516129" calcext:value-type="float">
            <text:p>0.000322580645161</text:p>
          </table:table-cell>
          <table:table-cell table:formula="of:=((MAX([.B34:.D34])-MIN([.B34:.D34]))/2)/[.E34]" office:value-type="float" office:value="0.0179856005572504" calcext:value-type="float">
            <text:p>0.01798560055725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.80197" calcext:value-type="float">
            <text:p>8.80197</text:p>
          </table:table-cell>
          <table:table-cell office:value-type="float" office:value="8.85202" calcext:value-type="float">
            <text:p>8.85202</text:p>
          </table:table-cell>
          <table:table-cell office:value-type="float" office:value="8.71571" calcext:value-type="float">
            <text:p>8.71571</text:p>
          </table:table-cell>
          <table:table-cell table:formula="of:=AVERAGE([.B35:.D35])" office:value-type="float" office:value="8.7899" calcext:value-type="float">
            <text:p>8.7899</text:p>
          </table:table-cell>
          <table:table-cell table:formula="of:=LN([.A35])" office:value-type="float" office:value="5.07517381523383" calcext:value-type="float">
            <text:p>5.07517381523383</text:p>
          </table:table-cell>
          <table:table-cell table:formula="of:=LN([.E35])" office:value-type="float" office:value="2.17360333506809" calcext:value-type="float">
            <text:p>2.17360333506809</text:p>
          </table:table-cell>
          <table:table-cell table:formula="of:=0.05/[.A35]" office:value-type="float" office:value="0.0003125" calcext:value-type="float">
            <text:p>0.0003125</text:p>
          </table:table-cell>
          <table:table-cell table:formula="of:=((MAX([.B35:.D35])-MIN([.B35:.D35]))/2)/[.E35]" office:value-type="float" office:value="0.00775378559483043" calcext:value-type="float">
            <text:p>0.00775378559483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8.77209" calcext:value-type="float">
            <text:p>8.77209</text:p>
          </table:table-cell>
          <table:table-cell office:value-type="float" office:value="8.70021" calcext:value-type="float">
            <text:p>8.70021</text:p>
          </table:table-cell>
          <table:table-cell office:value-type="float" office:value="8.94197" calcext:value-type="float">
            <text:p>8.94197</text:p>
          </table:table-cell>
          <table:table-cell table:formula="of:=AVERAGE([.B36:.D36])" office:value-type="float" office:value="8.80475666666667" calcext:value-type="float">
            <text:p>8.80475666666667</text:p>
          </table:table-cell>
          <table:table-cell table:formula="of:=LN([.A36])" office:value-type="float" office:value="5.10594547390058" calcext:value-type="float">
            <text:p>5.10594547390058</text:p>
          </table:table-cell>
          <table:table-cell table:formula="of:=LN([.E36])" office:value-type="float" office:value="2.17529210575331" calcext:value-type="float">
            <text:p>2.17529210575331</text:p>
          </table:table-cell>
          <table:table-cell table:formula="of:=0.05/[.A36]" office:value-type="float" office:value="0.000303030303030303" calcext:value-type="float">
            <text:p>0.00030303030303</text:p>
          </table:table-cell>
          <table:table-cell table:formula="of:=((MAX([.B36:.D36])-MIN([.B36:.D36]))/2)/[.E36]" office:value-type="float" office:value="0.0137289427267912" calcext:value-type="float">
            <text:p>0.013728942726791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.75144" calcext:value-type="float">
            <text:p>8.75144</text:p>
          </table:table-cell>
          <table:table-cell office:value-type="float" office:value="8.83651" calcext:value-type="float">
            <text:p>8.83651</text:p>
          </table:table-cell>
          <table:table-cell office:value-type="float" office:value="8.75773" calcext:value-type="float">
            <text:p>8.75773</text:p>
          </table:table-cell>
          <table:table-cell table:formula="of:=AVERAGE([.B37:.D37])" office:value-type="float" office:value="8.78189333333333" calcext:value-type="float">
            <text:p>8.78189333333333</text:p>
          </table:table-cell>
          <table:table-cell table:formula="of:=LN([.A37])" office:value-type="float" office:value="5.13579843705026" calcext:value-type="float">
            <text:p>5.13579843705026</text:p>
          </table:table-cell>
          <table:table-cell table:formula="of:=LN([.E37])" office:value-type="float" office:value="2.17269202600943" calcext:value-type="float">
            <text:p>2.17269202600943</text:p>
          </table:table-cell>
          <table:table-cell table:formula="of:=0.05/[.A37]" office:value-type="float" office:value="0.000294117647058824" calcext:value-type="float">
            <text:p>0.000294117647059</text:p>
          </table:table-cell>
          <table:table-cell table:formula="of:=((MAX([.B37:.D37])-MIN([.B37:.D37]))/2)/[.E37]" office:value-type="float" office:value="0.00484348857194045" calcext:value-type="float">
            <text:p>0.00484348857194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.64257" calcext:value-type="float">
            <text:p>8.64257</text:p>
          </table:table-cell>
          <table:table-cell office:value-type="float" office:value="8.75392" calcext:value-type="float">
            <text:p>8.75392</text:p>
          </table:table-cell>
          <table:table-cell office:value-type="float" office:value="8.72458" calcext:value-type="float">
            <text:p>8.72458</text:p>
          </table:table-cell>
          <table:table-cell table:formula="of:=AVERAGE([.B38:.D38])" office:value-type="float" office:value="8.70702333333333" calcext:value-type="float">
            <text:p>8.70702333333333</text:p>
          </table:table-cell>
          <table:table-cell table:formula="of:=LN([.A38])" office:value-type="float" office:value="5.16478597392351" calcext:value-type="float">
            <text:p>5.16478597392351</text:p>
          </table:table-cell>
          <table:table-cell table:formula="of:=LN([.E38])" office:value-type="float" office:value="2.16412997967904" calcext:value-type="float">
            <text:p>2.16412997967904</text:p>
          </table:table-cell>
          <table:table-cell table:formula="of:=0.05/[.A38]" office:value-type="float" office:value="0.000285714285714286" calcext:value-type="float">
            <text:p>0.000285714285714</text:p>
          </table:table-cell>
          <table:table-cell table:formula="of:=((MAX([.B38:.D38])-MIN([.B38:.D38]))/2)/[.E38]" office:value-type="float" office:value="0.00639426332841658" calcext:value-type="float">
            <text:p>0.006394263328417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.6859" calcext:value-type="float">
            <text:p>8.6859</text:p>
          </table:table-cell>
          <table:table-cell office:value-type="float" office:value="8.67394" calcext:value-type="float">
            <text:p>8.67394</text:p>
          </table:table-cell>
          <table:table-cell office:value-type="float" office:value="8.75444" calcext:value-type="float">
            <text:p>8.75444</text:p>
          </table:table-cell>
          <table:table-cell table:formula="of:=AVERAGE([.B39:.D39])" office:value-type="float" office:value="8.70476" calcext:value-type="float">
            <text:p>8.70476</text:p>
          </table:table-cell>
          <table:table-cell table:formula="of:=LN([.A39])" office:value-type="float" office:value="5.19295685089021" calcext:value-type="float">
            <text:p>5.19295685089021</text:p>
          </table:table-cell>
          <table:table-cell table:formula="of:=LN([.E39])" office:value-type="float" office:value="2.16387000247822" calcext:value-type="float">
            <text:p>2.16387000247822</text:p>
          </table:table-cell>
          <table:table-cell table:formula="of:=0.05/[.A39]" office:value-type="float" office:value="0.000277777777777778" calcext:value-type="float">
            <text:p>0.000277777777778</text:p>
          </table:table-cell>
          <table:table-cell table:formula="of:=((MAX([.B39:.D39])-MIN([.B39:.D39]))/2)/[.E39]" office:value-type="float" office:value="0.00462390691989214" calcext:value-type="float">
            <text:p>0.004623906919892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.59415" calcext:value-type="float">
            <text:p>8.59415</text:p>
          </table:table-cell>
          <table:table-cell office:value-type="float" office:value="8.75683" calcext:value-type="float">
            <text:p>8.75683</text:p>
          </table:table-cell>
          <table:table-cell office:value-type="float" office:value="8.64439" calcext:value-type="float">
            <text:p>8.64439</text:p>
          </table:table-cell>
          <table:table-cell table:formula="of:=AVERAGE([.B40:.D40])" office:value-type="float" office:value="8.66512333333333" calcext:value-type="float">
            <text:p>8.66512333333333</text:p>
          </table:table-cell>
          <table:table-cell table:formula="of:=LN([.A40])" office:value-type="float" office:value="5.22035582507832" calcext:value-type="float">
            <text:p>5.22035582507832</text:p>
          </table:table-cell>
          <table:table-cell table:formula="of:=LN([.E40])" office:value-type="float" office:value="2.15930615657272" calcext:value-type="float">
            <text:p>2.15930615657272</text:p>
          </table:table-cell>
          <table:table-cell table:formula="of:=0.05/[.A40]" office:value-type="float" office:value="0.00027027027027027" calcext:value-type="float">
            <text:p>0.00027027027027</text:p>
          </table:table-cell>
          <table:table-cell table:formula="of:=((MAX([.B40:.D40])-MIN([.B40:.D40]))/2)/[.E40]" office:value-type="float" office:value="0.00938705623347542" calcext:value-type="float">
            <text:p>0.009387056233475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8.88821" calcext:value-type="float">
            <text:p>8.88821</text:p>
          </table:table-cell>
          <table:table-cell office:value-type="float" office:value="8.64833" calcext:value-type="float">
            <text:p>8.64833</text:p>
          </table:table-cell>
          <table:table-cell office:value-type="float" office:value="8.75467" calcext:value-type="float">
            <text:p>8.75467</text:p>
          </table:table-cell>
          <table:table-cell table:formula="of:=AVERAGE([.B41:.D41])" office:value-type="float" office:value="8.76373666666667" calcext:value-type="float">
            <text:p>8.76373666666667</text:p>
          </table:table-cell>
          <table:table-cell table:formula="of:=LN([.A41])" office:value-type="float" office:value="5.24702407216049" calcext:value-type="float">
            <text:p>5.24702407216049</text:p>
          </table:table-cell>
          <table:table-cell table:formula="of:=LN([.E41])" office:value-type="float" office:value="2.17062237411916" calcext:value-type="float">
            <text:p>2.17062237411916</text:p>
          </table:table-cell>
          <table:table-cell table:formula="of:=0.05/[.A41]" office:value-type="float" office:value="0.000263157894736842" calcext:value-type="float">
            <text:p>0.000263157894737</text:p>
          </table:table-cell>
          <table:table-cell table:formula="of:=((MAX([.B41:.D41])-MIN([.B41:.D41]))/2)/[.E41]" office:value-type="float" office:value="0.013685942944429" calcext:value-type="float">
            <text:p>0.013685942944429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8.74326" calcext:value-type="float">
            <text:p>8.74326</text:p>
          </table:table-cell>
          <table:table-cell office:value-type="float" office:value="8.89625" calcext:value-type="float">
            <text:p>8.89625</text:p>
          </table:table-cell>
          <table:table-cell office:value-type="float" office:value="8.80901" calcext:value-type="float">
            <text:p>8.80901</text:p>
          </table:table-cell>
          <table:table-cell table:formula="of:=AVERAGE([.B42:.D42])" office:value-type="float" office:value="8.81617333333333" calcext:value-type="float">
            <text:p>8.81617333333333</text:p>
          </table:table-cell>
          <table:table-cell table:formula="of:=LN([.A42])" office:value-type="float" office:value="5.27299955856375" calcext:value-type="float">
            <text:p>5.27299955856375</text:p>
          </table:table-cell>
          <table:table-cell table:formula="of:=LN([.E42])" office:value-type="float" office:value="2.1765879134393" calcext:value-type="float">
            <text:p>2.1765879134393</text:p>
          </table:table-cell>
          <table:table-cell table:formula="of:=0.05/[.A42]" office:value-type="float" office:value="0.000256410256410256" calcext:value-type="float">
            <text:p>0.00025641025641</text:p>
          </table:table-cell>
          <table:table-cell table:formula="of:=((MAX([.B42:.D42])-MIN([.B42:.D42]))/2)/[.E42]" office:value-type="float" office:value="0.00867666697418234" calcext:value-type="float">
            <text:p>0.008676666974182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.8048" calcext:value-type="float">
            <text:p>8.8048</text:p>
          </table:table-cell>
          <table:table-cell office:value-type="float" office:value="8.90265" calcext:value-type="float">
            <text:p>8.90265</text:p>
          </table:table-cell>
          <table:table-cell office:value-type="float" office:value="8.9671" calcext:value-type="float">
            <text:p>8.9671</text:p>
          </table:table-cell>
          <table:table-cell table:formula="of:=AVERAGE([.B43:.D43])" office:value-type="float" office:value="8.89151666666667" calcext:value-type="float">
            <text:p>8.89151666666667</text:p>
          </table:table-cell>
          <table:table-cell table:formula="of:=LN([.A43])" office:value-type="float" office:value="5.29831736654804" calcext:value-type="float">
            <text:p>5.29831736654804</text:p>
          </table:table-cell>
          <table:table-cell table:formula="of:=LN([.E43])" office:value-type="float" office:value="2.1850976386492" calcext:value-type="float">
            <text:p>2.1850976386492</text:p>
          </table:table-cell>
          <table:table-cell table:formula="of:=0.05/[.A43]" office:value-type="float" office:value="0.00025" calcext:value-type="float">
            <text:p>0.00025</text:p>
          </table:table-cell>
          <table:table-cell table:formula="of:=((MAX([.B43:.D43])-MIN([.B43:.D43]))/2)/[.E43]" office:value-type="float" office:value="0.00912667692613372" calcext:value-type="float">
            <text:p>0.009126676926134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8.84069" calcext:value-type="float">
            <text:p>8.84069</text:p>
          </table:table-cell>
          <table:table-cell office:value-type="float" office:value="8.859" calcext:value-type="float">
            <text:p>8.859</text:p>
          </table:table-cell>
          <table:table-cell office:value-type="float" office:value="8.83986" calcext:value-type="float">
            <text:p>8.83986</text:p>
          </table:table-cell>
          <table:table-cell table:formula="of:=AVERAGE([.B44:.D44])" office:value-type="float" office:value="8.84651666666667" calcext:value-type="float">
            <text:p>8.84651666666667</text:p>
          </table:table-cell>
          <table:table-cell table:formula="of:=LN([.A44])" office:value-type="float" office:value="5.32300997913841" calcext:value-type="float">
            <text:p>5.32300997913841</text:p>
          </table:table-cell>
          <table:table-cell table:formula="of:=LN([.E44])" office:value-type="float" office:value="2.1800237845534" calcext:value-type="float">
            <text:p>2.1800237845534</text:p>
          </table:table-cell>
          <table:table-cell table:formula="of:=0.05/[.A44]" office:value-type="float" office:value="0.00024390243902439" calcext:value-type="float">
            <text:p>0.000243902439024</text:p>
          </table:table-cell>
          <table:table-cell table:formula="of:=((MAX([.B44:.D44])-MIN([.B44:.D44]))/2)/[.E44]" office:value-type="float" office:value="0.00108178171822809" calcext:value-type="float">
            <text:p>0.001081781718228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8.91412" calcext:value-type="float">
            <text:p>8.91412</text:p>
          </table:table-cell>
          <table:table-cell office:value-type="float" office:value="8.9346" calcext:value-type="float">
            <text:p>8.9346</text:p>
          </table:table-cell>
          <table:table-cell office:value-type="float" office:value="8.85882" calcext:value-type="float">
            <text:p>8.85882</text:p>
          </table:table-cell>
          <table:table-cell table:formula="of:=AVERAGE([.B45:.D45])" office:value-type="float" office:value="8.90251333333333" calcext:value-type="float">
            <text:p>8.90251333333333</text:p>
          </table:table-cell>
          <table:table-cell table:formula="of:=LN([.A45])" office:value-type="float" office:value="5.34710753071747" calcext:value-type="float">
            <text:p>5.34710753071747</text:p>
          </table:table-cell>
          <table:table-cell table:formula="of:=LN([.E45])" office:value-type="float" office:value="2.18633363387531" calcext:value-type="float">
            <text:p>2.18633363387531</text:p>
          </table:table-cell>
          <table:table-cell table:formula="of:=0.05/[.A45]" office:value-type="float" office:value="0.000238095238095238" calcext:value-type="float">
            <text:p>0.000238095238095</text:p>
          </table:table-cell>
          <table:table-cell table:formula="of:=((MAX([.B45:.D45])-MIN([.B45:.D45]))/2)/[.E45]" office:value-type="float" office:value="0.00425610146048644" calcext:value-type="float">
            <text:p>0.004256101460486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8.9308" calcext:value-type="float">
            <text:p>8.9308</text:p>
          </table:table-cell>
          <table:table-cell office:value-type="float" office:value="9.0437" calcext:value-type="float">
            <text:p>9.0437</text:p>
          </table:table-cell>
          <table:table-cell office:value-type="float" office:value="9.05444" calcext:value-type="float">
            <text:p>9.05444</text:p>
          </table:table-cell>
          <table:table-cell table:formula="of:=AVERAGE([.B46:.D46])" office:value-type="float" office:value="9.00964666666667" calcext:value-type="float">
            <text:p>9.00964666666667</text:p>
          </table:table-cell>
          <table:table-cell table:formula="of:=LN([.A46])" office:value-type="float" office:value="5.37063802812766" calcext:value-type="float">
            <text:p>5.37063802812766</text:p>
          </table:table-cell>
          <table:table-cell table:formula="of:=LN([.E46])" office:value-type="float" office:value="2.19829585516502" calcext:value-type="float">
            <text:p>2.19829585516502</text:p>
          </table:table-cell>
          <table:table-cell table:formula="of:=0.05/[.A46]" office:value-type="float" office:value="0.000232558139534884" calcext:value-type="float">
            <text:p>0.000232558139535</text:p>
          </table:table-cell>
          <table:table-cell table:formula="of:=((MAX([.B46:.D46])-MIN([.B46:.D46]))/2)/[.E46]" office:value-type="float" office:value="0.00686153434059937" calcext:value-type="float">
            <text:p>0.006861534340599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.01113" calcext:value-type="float">
            <text:p>9.01113</text:p>
          </table:table-cell>
          <table:table-cell office:value-type="float" office:value="8.81576" calcext:value-type="float">
            <text:p>8.81576</text:p>
          </table:table-cell>
          <table:table-cell office:value-type="float" office:value="9.01085" calcext:value-type="float">
            <text:p>9.01085</text:p>
          </table:table-cell>
          <table:table-cell table:formula="of:=AVERAGE([.B47:.D47])" office:value-type="float" office:value="8.94591333333333" calcext:value-type="float">
            <text:p>8.94591333333333</text:p>
          </table:table-cell>
          <table:table-cell table:formula="of:=LN([.A47])" office:value-type="float" office:value="5.39362754635236" calcext:value-type="float">
            <text:p>5.39362754635236</text:p>
          </table:table-cell>
          <table:table-cell table:formula="of:=LN([.E47])" office:value-type="float" office:value="2.19119681720756" calcext:value-type="float">
            <text:p>2.19119681720756</text:p>
          </table:table-cell>
          <table:table-cell table:formula="of:=0.05/[.A47]" office:value-type="float" office:value="0.000227272727272727" calcext:value-type="float">
            <text:p>0.000227272727273</text:p>
          </table:table-cell>
          <table:table-cell table:formula="of:=((MAX([.B47:.D47])-MIN([.B47:.D47]))/2)/[.E47]" office:value-type="float" office:value="0.0109195111063749" calcext:value-type="float">
            <text:p>0.010919511106375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8.88408" calcext:value-type="float">
            <text:p>8.88408</text:p>
          </table:table-cell>
          <table:table-cell office:value-type="float" office:value="8.98287" calcext:value-type="float">
            <text:p>8.98287</text:p>
          </table:table-cell>
          <table:table-cell office:value-type="float" office:value="9.03487" calcext:value-type="float">
            <text:p>9.03487</text:p>
          </table:table-cell>
          <table:table-cell table:formula="of:=AVERAGE([.B48:.D48])" office:value-type="float" office:value="8.96727333333333" calcext:value-type="float">
            <text:p>8.96727333333333</text:p>
          </table:table-cell>
          <table:table-cell table:formula="of:=LN([.A48])" office:value-type="float" office:value="5.41610040220442" calcext:value-type="float">
            <text:p>5.41610040220442</text:p>
          </table:table-cell>
          <table:table-cell table:formula="of:=LN([.E48])" office:value-type="float" office:value="2.19358165364355" calcext:value-type="float">
            <text:p>2.19358165364355</text:p>
          </table:table-cell>
          <table:table-cell table:formula="of:=0.05/[.A48]" office:value-type="float" office:value="0.000222222222222222" calcext:value-type="float">
            <text:p>0.000222222222222</text:p>
          </table:table-cell>
          <table:table-cell table:formula="of:=((MAX([.B48:.D48])-MIN([.B48:.D48]))/2)/[.E48]" office:value-type="float" office:value="0.00840779545770503" calcext:value-type="float">
            <text:p>0.008407795457705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9.08612" calcext:value-type="float">
            <text:p>9.08612</text:p>
          </table:table-cell>
          <table:table-cell office:value-type="float" office:value="8.90375" calcext:value-type="float">
            <text:p>8.90375</text:p>
          </table:table-cell>
          <table:table-cell office:value-type="float" office:value="8.99459" calcext:value-type="float">
            <text:p>8.99459</text:p>
          </table:table-cell>
          <table:table-cell table:formula="of:=AVERAGE([.B49:.D49])" office:value-type="float" office:value="8.99482" calcext:value-type="float">
            <text:p>8.99482</text:p>
          </table:table-cell>
          <table:table-cell table:formula="of:=LN([.A49])" office:value-type="float" office:value="5.4380793089232" calcext:value-type="float">
            <text:p>5.4380793089232</text:p>
          </table:table-cell>
          <table:table-cell table:formula="of:=LN([.E49])" office:value-type="float" office:value="2.19664885608498" calcext:value-type="float">
            <text:p>2.19664885608498</text:p>
          </table:table-cell>
          <table:table-cell table:formula="of:=0.05/[.A49]" office:value-type="float" office:value="0.000217391304347826" calcext:value-type="float">
            <text:p>0.000217391304348</text:p>
          </table:table-cell>
          <table:table-cell table:formula="of:=((MAX([.B49:.D49])-MIN([.B49:.D49]))/2)/[.E49]" office:value-type="float" office:value="0.0101375013618949" calcext:value-type="float">
            <text:p>0.010137501361895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.11739" calcext:value-type="float">
            <text:p>9.11739</text:p>
          </table:table-cell>
          <table:table-cell office:value-type="float" office:value="9.02477" calcext:value-type="float">
            <text:p>9.02477</text:p>
          </table:table-cell>
          <table:table-cell office:value-type="float" office:value="9.03292" calcext:value-type="float">
            <text:p>9.03292</text:p>
          </table:table-cell>
          <table:table-cell table:formula="of:=AVERAGE([.B50:.D50])" office:value-type="float" office:value="9.05836" calcext:value-type="float">
            <text:p>9.05836</text:p>
          </table:table-cell>
          <table:table-cell table:formula="of:=LN([.A50])" office:value-type="float" office:value="5.45958551414416" calcext:value-type="float">
            <text:p>5.45958551414416</text:p>
          </table:table-cell>
          <table:table-cell table:formula="of:=LN([.E50])" office:value-type="float" office:value="2.20368808821707" calcext:value-type="float">
            <text:p>2.20368808821707</text:p>
          </table:table-cell>
          <table:table-cell table:formula="of:=0.05/[.A50]" office:value-type="float" office:value="0.000212765957446808" calcext:value-type="float">
            <text:p>0.000212765957447</text:p>
          </table:table-cell>
          <table:table-cell table:formula="of:=((MAX([.B50:.D50])-MIN([.B50:.D50]))/2)/[.E50]" office:value-type="float" office:value="0.00511240445290318" calcext:value-type="float">
            <text:p>0.005112404452903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.1058" calcext:value-type="float">
            <text:p>9.1058</text:p>
          </table:table-cell>
          <table:table-cell office:value-type="float" office:value="9.09796" calcext:value-type="float">
            <text:p>9.09796</text:p>
          </table:table-cell>
          <table:table-cell office:value-type="float" office:value="8.98023" calcext:value-type="float">
            <text:p>8.98023</text:p>
          </table:table-cell>
          <table:table-cell table:formula="of:=AVERAGE([.B51:.D51])" office:value-type="float" office:value="9.06133" calcext:value-type="float">
            <text:p>9.06133</text:p>
          </table:table-cell>
          <table:table-cell table:formula="of:=LN([.A51])" office:value-type="float" office:value="5.48063892334199" calcext:value-type="float">
            <text:p>5.48063892334199</text:p>
          </table:table-cell>
          <table:table-cell table:formula="of:=LN([.E51])" office:value-type="float" office:value="2.20401590839795" calcext:value-type="float">
            <text:p>2.20401590839795</text:p>
          </table:table-cell>
          <table:table-cell table:formula="of:=0.05/[.A51]" office:value-type="float" office:value="0.000208333333333333" calcext:value-type="float">
            <text:p>0.000208333333333</text:p>
          </table:table-cell>
          <table:table-cell table:formula="of:=((MAX([.B51:.D51])-MIN([.B51:.D51]))/2)/[.E51]" office:value-type="float" office:value="0.00692889454417838" calcext:value-type="float">
            <text:p>0.006928894544178</text:p>
          </table:table-cell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9.02003" calcext:value-type="float">
            <text:p>9.02003</text:p>
          </table:table-cell>
          <table:table-cell office:value-type="float" office:value="9.01103" calcext:value-type="float">
            <text:p>9.01103</text:p>
          </table:table-cell>
          <table:table-cell office:value-type="float" office:value="9.13389" calcext:value-type="float">
            <text:p>9.13389</text:p>
          </table:table-cell>
          <table:table-cell table:formula="of:=AVERAGE([.B52:.D52])" office:value-type="float" office:value="9.05498333333333" calcext:value-type="float">
            <text:p>9.05498333333333</text:p>
          </table:table-cell>
          <table:table-cell table:formula="of:=LN([.A52])" office:value-type="float" office:value="5.50125821054473" calcext:value-type="float">
            <text:p>5.50125821054473</text:p>
          </table:table-cell>
          <table:table-cell table:formula="of:=LN([.E52])" office:value-type="float" office:value="2.20331525072996" calcext:value-type="float">
            <text:p>2.20331525072996</text:p>
          </table:table-cell>
          <table:table-cell table:formula="of:=0.05/[.A52]" office:value-type="float" office:value="0.000204081632653061" calcext:value-type="float">
            <text:p>0.000204081632653</text:p>
          </table:table-cell>
          <table:table-cell table:formula="of:=((MAX([.B52:.D52])-MIN([.B52:.D52]))/2)/[.E52]" office:value-type="float" office:value="0.00678410967073376" calcext:value-type="float">
            <text:p>0.006784109670734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.07682" calcext:value-type="float">
            <text:p>9.07682</text:p>
          </table:table-cell>
          <table:table-cell office:value-type="float" office:value="9.26562" calcext:value-type="float">
            <text:p>9.26562</text:p>
          </table:table-cell>
          <table:table-cell office:value-type="float" office:value="9.08029" calcext:value-type="float">
            <text:p>9.08029</text:p>
          </table:table-cell>
          <table:table-cell table:formula="of:=AVERAGE([.B53:.D53])" office:value-type="float" office:value="9.14091" calcext:value-type="float">
            <text:p>9.14091</text:p>
          </table:table-cell>
          <table:table-cell table:formula="of:=LN([.A53])" office:value-type="float" office:value="5.52146091786225" calcext:value-type="float">
            <text:p>5.52146091786225</text:p>
          </table:table-cell>
          <table:table-cell table:formula="of:=LN([.E53])" office:value-type="float" office:value="2.21275994287329" calcext:value-type="float">
            <text:p>2.21275994287329</text:p>
          </table:table-cell>
          <table:table-cell table:formula="of:=0.05/[.A53]" office:value-type="float" office:value="0.0002" calcext:value-type="float">
            <text:p>0.0002</text:p>
          </table:table-cell>
          <table:table-cell table:formula="of:=((MAX([.B53:.D53])-MIN([.B53:.D53]))/2)/[.E53]" office:value-type="float" office:value="0.010327199370741" calcext:value-type="float">
            <text:p>0.010327199370741</text:p>
          </table:table-cell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.08672" calcext:value-type="float">
            <text:p>9.08672</text:p>
          </table:table-cell>
          <table:table-cell office:value-type="float" office:value="9.03273" calcext:value-type="float">
            <text:p>9.03273</text:p>
          </table:table-cell>
          <table:table-cell office:value-type="float" office:value="9.1006" calcext:value-type="float">
            <text:p>9.1006</text:p>
          </table:table-cell>
          <table:table-cell table:formula="of:=AVERAGE([.B54:.D54])" office:value-type="float" office:value="9.07335" calcext:value-type="float">
            <text:p>9.07335</text:p>
          </table:table-cell>
          <table:table-cell table:formula="of:=LN([.A54])" office:value-type="float" office:value="5.54126354515843" calcext:value-type="float">
            <text:p>5.54126354515843</text:p>
          </table:table-cell>
          <table:table-cell table:formula="of:=LN([.E54])" office:value-type="float" office:value="2.20534154543817" calcext:value-type="float">
            <text:p>2.20534154543817</text:p>
          </table:table-cell>
          <table:table-cell table:formula="of:=0.05/[.A54]" office:value-type="float" office:value="0.000196078431372549" calcext:value-type="float">
            <text:p>0.000196078431373</text:p>
          </table:table-cell>
          <table:table-cell table:formula="of:=((MAX([.B54:.D54])-MIN([.B54:.D54]))/2)/[.E54]" office:value-type="float" office:value="0.00374007395283987" calcext:value-type="float">
            <text:p>0.00374007395284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.14382" calcext:value-type="float">
            <text:p>9.14382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9.23027" calcext:value-type="float">
            <text:p>9.23027</text:p>
          </table:table-cell>
          <table:table-cell table:formula="of:=AVERAGE([.B55:.D55])" office:value-type="float" office:value="9.21528" calcext:value-type="float">
            <text:p>9.21528</text:p>
          </table:table-cell>
          <table:table-cell table:formula="of:=LN([.A55])" office:value-type="float" office:value="5.56068163101553" calcext:value-type="float">
            <text:p>5.56068163101553</text:p>
          </table:table-cell>
          <table:table-cell table:formula="of:=LN([.E55])" office:value-type="float" office:value="2.22086297590162" calcext:value-type="float">
            <text:p>2.22086297590162</text:p>
          </table:table-cell>
          <table:table-cell table:formula="of:=0.05/[.A55]" office:value-type="float" office:value="0.000192307692307692" calcext:value-type="float">
            <text:p>0.000192307692308</text:p>
          </table:table-cell>
          <table:table-cell table:formula="of:=((MAX([.B55:.D55])-MIN([.B55:.D55]))/2)/[.E55]" office:value-type="float" office:value="0.00694118898177814" calcext:value-type="float">
            <text:p>0.006941188981778</text:p>
          </table:table-cell>
          <table:table-cell table:number-columns-repeated="101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9.06204" calcext:value-type="float">
            <text:p>9.06204</text:p>
          </table:table-cell>
          <table:table-cell office:value-type="float" office:value="9.26538" calcext:value-type="float">
            <text:p>9.26538</text:p>
          </table:table-cell>
          <table:table-cell office:value-type="float" office:value="9.18321" calcext:value-type="float">
            <text:p>9.18321</text:p>
          </table:table-cell>
          <table:table-cell table:formula="of:=AVERAGE([.B56:.D56])" office:value-type="float" office:value="9.17021" calcext:value-type="float">
            <text:p>9.17021</text:p>
          </table:table-cell>
          <table:table-cell table:formula="of:=LN([.A56])" office:value-type="float" office:value="5.57972982598622" calcext:value-type="float">
            <text:p>5.57972982598622</text:p>
          </table:table-cell>
          <table:table-cell table:formula="of:=LN([.E56])" office:value-type="float" office:value="2.21596018676951" calcext:value-type="float">
            <text:p>2.21596018676951</text:p>
          </table:table-cell>
          <table:table-cell table:formula="of:=0.05/[.A56]" office:value-type="float" office:value="0.000188679245283019" calcext:value-type="float">
            <text:p>0.000188679245283</text:p>
          </table:table-cell>
          <table:table-cell table:formula="of:=((MAX([.B56:.D56])-MIN([.B56:.D56]))/2)/[.E56]" office:value-type="float" office:value="0.0110869871028036" calcext:value-type="float">
            <text:p>0.011086987102804</text:p>
          </table:table-cell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.30698" calcext:value-type="float">
            <text:p>9.30698</text:p>
          </table:table-cell>
          <table:table-cell office:value-type="float" office:value="9.24131" calcext:value-type="float">
            <text:p>9.24131</text:p>
          </table:table-cell>
          <table:table-cell office:value-type="float" office:value="9.15224" calcext:value-type="float">
            <text:p>9.15224</text:p>
          </table:table-cell>
          <table:table-cell table:formula="of:=AVERAGE([.B57:.D57])" office:value-type="float" office:value="9.23351" calcext:value-type="float">
            <text:p>9.23351</text:p>
          </table:table-cell>
          <table:table-cell table:formula="of:=LN([.A57])" office:value-type="float" office:value="5.59842195899838" calcext:value-type="float">
            <text:p>5.59842195899838</text:p>
          </table:table-cell>
          <table:table-cell table:formula="of:=LN([.E57])" office:value-type="float" office:value="2.22283925791615" calcext:value-type="float">
            <text:p>2.22283925791615</text:p>
          </table:table-cell>
          <table:table-cell table:formula="of:=0.05/[.A57]" office:value-type="float" office:value="0.000185185185185185" calcext:value-type="float">
            <text:p>0.000185185185185</text:p>
          </table:table-cell>
          <table:table-cell table:formula="of:=((MAX([.B57:.D57])-MIN([.B57:.D57]))/2)/[.E57]" office:value-type="float" office:value="0.0083792620574407" calcext:value-type="float">
            <text:p>0.008379262057441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.32843" calcext:value-type="float">
            <text:p>9.32843</text:p>
          </table:table-cell>
          <table:table-cell office:value-type="float" office:value="9.20862" calcext:value-type="float">
            <text:p>9.20862</text:p>
          </table:table-cell>
          <table:table-cell office:value-type="float" office:value="9.26141" calcext:value-type="float">
            <text:p>9.26141</text:p>
          </table:table-cell>
          <table:table-cell table:formula="of:=AVERAGE([.B58:.D58])" office:value-type="float" office:value="9.26615333333333" calcext:value-type="float">
            <text:p>9.26615333333333</text:p>
          </table:table-cell>
          <table:table-cell table:formula="of:=LN([.A58])" office:value-type="float" office:value="5.61677109766657" calcext:value-type="float">
            <text:p>5.61677109766657</text:p>
          </table:table-cell>
          <table:table-cell table:formula="of:=LN([.E58])" office:value-type="float" office:value="2.22636833481063" calcext:value-type="float">
            <text:p>2.22636833481063</text:p>
          </table:table-cell>
          <table:table-cell table:formula="of:=0.05/[.A58]" office:value-type="float" office:value="0.000181818181818182" calcext:value-type="float">
            <text:p>0.000181818181818</text:p>
          </table:table-cell>
          <table:table-cell table:formula="of:=((MAX([.B58:.D58])-MIN([.B58:.D58]))/2)/[.E58]" office:value-type="float" office:value="0.00646492647434432" calcext:value-type="float">
            <text:p>0.006464926474344</text:p>
          </table:table-cell>
          <table:table-cell table:number-columns-repeated="101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.48589" calcext:value-type="float">
            <text:p>9.48589</text:p>
          </table:table-cell>
          <table:table-cell office:value-type="float" office:value="9.31999" calcext:value-type="float">
            <text:p>9.31999</text:p>
          </table:table-cell>
          <table:table-cell office:value-type="float" office:value="9.40754" calcext:value-type="float">
            <text:p>9.40754</text:p>
          </table:table-cell>
          <table:table-cell table:formula="of:=AVERAGE([.B59:.D59])" office:value-type="float" office:value="9.40447333333333" calcext:value-type="float">
            <text:p>9.40447333333333</text:p>
          </table:table-cell>
          <table:table-cell table:formula="of:=LN([.A59])" office:value-type="float" office:value="5.63478960316925" calcext:value-type="float">
            <text:p>5.63478960316925</text:p>
          </table:table-cell>
          <table:table-cell table:formula="of:=LN([.E59])" office:value-type="float" office:value="2.2411854626027" calcext:value-type="float">
            <text:p>2.2411854626027</text:p>
          </table:table-cell>
          <table:table-cell table:formula="of:=0.05/[.A59]" office:value-type="float" office:value="0.000178571428571429" calcext:value-type="float">
            <text:p>0.000178571428571</text:p>
          </table:table-cell>
          <table:table-cell table:formula="of:=((MAX([.B59:.D59])-MIN([.B59:.D59]))/2)/[.E59]" office:value-type="float" office:value="0.0088202706371648" calcext:value-type="float">
            <text:p>0.008820270637165</text:p>
          </table:table-cell>
          <table:table-cell table:number-columns-repeated="101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.39677" calcext:value-type="float">
            <text:p>9.39677</text:p>
          </table:table-cell>
          <table:table-cell office:value-type="float" office:value="9.39997" calcext:value-type="float">
            <text:p>9.39997</text:p>
          </table:table-cell>
          <table:table-cell office:value-type="float" office:value="9.40094" calcext:value-type="float">
            <text:p>9.40094</text:p>
          </table:table-cell>
          <table:table-cell table:formula="of:=AVERAGE([.B60:.D60])" office:value-type="float" office:value="9.39922666666667" calcext:value-type="float">
            <text:p>9.39922666666667</text:p>
          </table:table-cell>
          <table:table-cell table:formula="of:=LN([.A60])" office:value-type="float" office:value="5.65248918026865" calcext:value-type="float">
            <text:p>5.65248918026865</text:p>
          </table:table-cell>
          <table:table-cell table:formula="of:=LN([.E60])" office:value-type="float" office:value="2.24062741638809" calcext:value-type="float">
            <text:p>2.24062741638809</text:p>
          </table:table-cell>
          <table:table-cell table:formula="of:=0.05/[.A60]" office:value-type="float" office:value="0.000175438596491228" calcext:value-type="float">
            <text:p>0.000175438596491</text:p>
          </table:table-cell>
          <table:table-cell table:formula="of:=((MAX([.B60:.D60])-MIN([.B60:.D60]))/2)/[.E60]" office:value-type="float" office:value="0.000221826760215746" calcext:value-type="float">
            <text:p>0.000221826760216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9.38471" calcext:value-type="float">
            <text:p>9.38471</text:p>
          </table:table-cell>
          <table:table-cell office:value-type="float" office:value="9.39599" calcext:value-type="float">
            <text:p>9.39599</text:p>
          </table:table-cell>
          <table:table-cell office:value-type="float" office:value="9.48722" calcext:value-type="float">
            <text:p>9.48722</text:p>
          </table:table-cell>
          <table:table-cell table:formula="of:=AVERAGE([.B61:.D61])" office:value-type="float" office:value="9.42264" calcext:value-type="float">
            <text:p>9.42264</text:p>
          </table:table-cell>
          <table:table-cell table:formula="of:=LN([.A61])" office:value-type="float" office:value="5.66988092298052" calcext:value-type="float">
            <text:p>5.66988092298052</text:p>
          </table:table-cell>
          <table:table-cell table:formula="of:=LN([.E61])" office:value-type="float" office:value="2.24311530410131" calcext:value-type="float">
            <text:p>2.24311530410131</text:p>
          </table:table-cell>
          <table:table-cell table:formula="of:=0.05/[.A61]" office:value-type="float" office:value="0.000172413793103448" calcext:value-type="float">
            <text:p>0.000172413793103</text:p>
          </table:table-cell>
          <table:table-cell table:formula="of:=((MAX([.B61:.D61])-MIN([.B61:.D61]))/2)/[.E61]" office:value-type="float" office:value="0.00543955834033777" calcext:value-type="float">
            <text:p>0.005439558340338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.45532" calcext:value-type="float">
            <text:p>9.45532</text:p>
          </table:table-cell>
          <table:table-cell office:value-type="float" office:value="9.52124" calcext:value-type="float">
            <text:p>9.52124</text:p>
          </table:table-cell>
          <table:table-cell office:value-type="float" office:value="9.40247" calcext:value-type="float">
            <text:p>9.40247</text:p>
          </table:table-cell>
          <table:table-cell table:formula="of:=AVERAGE([.B62:.D62])" office:value-type="float" office:value="9.45967666666667" calcext:value-type="float">
            <text:p>9.45967666666667</text:p>
          </table:table-cell>
          <table:table-cell table:formula="of:=LN([.A62])" office:value-type="float" office:value="5.68697535633982" calcext:value-type="float">
            <text:p>5.68697535633982</text:p>
          </table:table-cell>
          <table:table-cell table:formula="of:=LN([.E62])" office:value-type="float" office:value="2.24703820348038" calcext:value-type="float">
            <text:p>2.24703820348038</text:p>
          </table:table-cell>
          <table:table-cell table:formula="of:=0.05/[.A62]" office:value-type="float" office:value="0.000169491525423729" calcext:value-type="float">
            <text:p>0.000169491525424</text:p>
          </table:table-cell>
          <table:table-cell table:formula="of:=((MAX([.B62:.D62])-MIN([.B62:.D62]))/2)/[.E62]" office:value-type="float" office:value="0.00627769870922305" calcext:value-type="float">
            <text:p>0.006277698709223</text:p>
          </table:table-cell>
          <table:table-cell table:number-columns-repeated="101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.53516" calcext:value-type="float">
            <text:p>9.53516</text:p>
          </table:table-cell>
          <table:table-cell office:value-type="float" office:value="9.48662" calcext:value-type="float">
            <text:p>9.48662</text:p>
          </table:table-cell>
          <table:table-cell office:value-type="float" office:value="9.60134" calcext:value-type="float">
            <text:p>9.60134</text:p>
          </table:table-cell>
          <table:table-cell table:formula="of:=AVERAGE([.B63:.D63])" office:value-type="float" office:value="9.54104" calcext:value-type="float">
            <text:p>9.54104</text:p>
          </table:table-cell>
          <table:table-cell table:formula="of:=LN([.A63])" office:value-type="float" office:value="5.7037824746562" calcext:value-type="float">
            <text:p>5.7037824746562</text:p>
          </table:table-cell>
          <table:table-cell table:formula="of:=LN([.E63])" office:value-type="float" office:value="2.25560249419358" calcext:value-type="float">
            <text:p>2.25560249419358</text:p>
          </table:table-cell>
          <table:table-cell table:formula="of:=0.05/[.A63]" office:value-type="float" office:value="0.000166666666666667" calcext:value-type="float">
            <text:p>0.000166666666667</text:p>
          </table:table-cell>
          <table:table-cell table:formula="of:=((MAX([.B63:.D63])-MIN([.B63:.D63]))/2)/[.E63]" office:value-type="float" office:value="0.00601192322849501" calcext:value-type="float">
            <text:p>0.006011923228495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5_20_prelim" style:display-name="PageStyle_D5 prel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6" style:display-name="PageStyle_D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7-11-10T16:20:45.738330291</dc:date>
    <meta:generator>LibreOffice/5.3.6.1$Linux_X86_64 LibreOffice_project/30$Build-1</meta:generator>
    <meta:editing-duration>PT4M36S</meta:editing-duration>
    <meta:editing-cycles>1</meta:editing-cycles>
    <meta:document-statistic meta:table-count="3" meta:cell-count="6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